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Pictures/1000000000000063000000211DB1F5E22E9320E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Arial" svg:font-family="Arial"/>
    <style:font-face style:name="StarSymbol" svg:font-family="StarSymbol"/>
    <style:font-face style:name="FreeSans1" svg:font-family="FreeSans" style:font-family-generic="swiss"/>
    <style:font-face style:name="Arial1" svg:font-family="Arial" style:font-pitch="variable"/>
    <style:font-face style:name="Calibri1" svg:font-family="Calibri" style:font-pitch="variable"/>
    <style:font-face style:name="DejaVu Sans1" svg:font-family="'DejaVu Sans'" style:font-pitch="variable"/>
    <style:font-face style:name="Calibri" svg:font-family="Calibri"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2" style:family="table">
      <style:table-properties style:width="18.461cm" style:rel-width="100%" fo:break-before="auto" fo:break-after="auto" table:align="center" style:writing-mode="lr-tb"/>
    </style:style>
    <style:style style:name="Tableau2.A" style:family="table-column">
      <style:table-column-properties style:column-width="1.61cm" style:rel-column-width="913*"/>
    </style:style>
    <style:style style:name="Tableau2.B" style:family="table-column">
      <style:table-column-properties style:column-width="3.087cm" style:rel-column-width="1750*"/>
    </style:style>
    <style:style style:name="Tableau2.C" style:family="table-column">
      <style:table-column-properties style:column-width="8.687cm" style:rel-column-width="4925*"/>
    </style:style>
    <style:style style:name="Tableau2.D" style:family="table-column">
      <style:table-column-properties style:column-width="2.711cm" style:rel-column-width="1537*"/>
    </style:style>
    <style:style style:name="Tableau2.E" style:family="table-column">
      <style:table-column-properties style:column-width="2.365cm" style:rel-column-width="1341*"/>
    </style:style>
    <style:style style:name="Tableau2.A1" style:family="table-cell">
      <style:table-cell-properties fo:padding="0.097cm" fo:border-left="0.25pt solid #000000" fo:border-right="none" fo:border-top="0.25pt solid #000000" fo:border-bottom="0.25pt solid #000000" style:writing-mode="lr-tb"/>
    </style:style>
    <style:style style:name="Tableau2.C1" style:family="table-cell">
      <style:table-cell-properties fo:padding="0.097cm" fo:border="0.25pt solid #000000" style:writing-mode="lr-tb"/>
    </style:style>
    <style:style style:name="Tableau2.A2" style:family="table-cell">
      <style:table-cell-properties style:vertical-align="middle" fo:padding="0.097cm" fo:border-left="0.25pt solid #000000" fo:border-right="none" fo:border-top="none" fo:border-bottom="0.25pt solid #000000" style:writing-mode="lr-tb"/>
    </style:style>
    <style:style style:name="Tableau2.C2" style:family="table-cell">
      <style:table-cell-properties fo:padding="0.097cm" fo:border-left="0.25pt solid #000000" fo:border-right="0.25pt solid #000000" fo:border-top="none" fo:border-bottom="0.25pt solid #000000" style:writing-mode="lr-tb"/>
    </style:style>
    <style:style style:name="Tableau2.E2" style:family="table-cell">
      <style:table-cell-properties style:vertical-align="middle" fo:padding="0.097cm" fo:border-left="0.25pt solid #000000" fo:border-right="0.25pt solid #000000" fo:border-top="none" fo:border-bottom="0.25pt solid #000000" style:writing-mode="lr-tb"/>
    </style:style>
    <style:style style:name="Tableau2.C3" style:family="table-cell">
      <style:table-cell-properties fo:padding="0.097cm" fo:border-left="0.25pt solid #000000" fo:border-right="0.25pt solid #000000" fo:border-top="none" fo:border-bottom="0.25pt solid #000000" style:writing-mode="lr-tb"/>
    </style:style>
    <style:style style:name="Tableau2.C4" style:family="table-cell">
      <style:table-cell-properties fo:padding="0.097cm" fo:border-left="0.25pt solid #000000" fo:border-right="0.25pt solid #000000" fo:border-top="none" fo:border-bottom="0.25pt solid #000000" style:writing-mode="lr-tb"/>
    </style:style>
    <style:style style:name="Tableau2.C5" style:family="table-cell">
      <style:table-cell-properties fo:padding="0.097cm" fo:border-left="0.25pt solid #000000" fo:border-right="0.25pt solid #000000" fo:border-top="none" fo:border-bottom="0.25pt solid #000000" style:writing-mode="lr-tb"/>
    </style:style>
    <style:style style:name="Tableau2.C6" style:family="table-cell">
      <style:table-cell-properties fo:padding="0.097cm" fo:border-left="0.25pt solid #000000" fo:border-right="0.25pt solid #000000" fo:border-top="none" fo:border-bottom="0.25pt solid #000000" style:writing-mode="lr-tb"/>
    </style:style>
    <style:style style:name="Tableau2.C7" style:family="table-cell">
      <style:table-cell-properties fo:padding="0.097cm" fo:border-left="0.25pt solid #000000" fo:border-right="0.25pt solid #000000" fo:border-top="none" fo:border-bottom="0.25pt solid #000000" style:writing-mode="lr-tb"/>
    </style:style>
    <style:style style:name="Tableau2.C8" style:family="table-cell">
      <style:table-cell-properties fo:padding="0.097cm" fo:border-left="0.25pt solid #000000" fo:border-right="0.25pt solid #000000" fo:border-top="none" fo:border-bottom="0.25pt solid #000000" style:writing-mode="lr-tb"/>
    </style:style>
    <style:style style:name="Tableau2.C9" style:family="table-cell">
      <style:table-cell-properties fo:padding="0.097cm" fo:border-left="0.25pt solid #000000" fo:border-right="0.25pt solid #000000" fo:border-top="none" fo:border-bottom="0.25pt solid #000000" style:writing-mode="lr-tb"/>
    </style:style>
    <style:style style:name="Tableau2.A10" style:family="table-cell">
      <style:table-cell-properties style:vertical-align="middle" fo:padding="0.097cm" fo:border-left="0.25pt solid #000000" fo:border-right="none" fo:border-top="0.25pt solid #000000" fo:border-bottom="0.25pt solid #000000" style:writing-mode="lr-tb"/>
    </style:style>
    <style:style style:name="Tableau2.C10" style:family="table-cell">
      <style:table-cell-properties fo:padding="0.097cm" fo:border-left="0.25pt solid #000000" fo:border-right="0.25pt solid #000000" fo:border-top="none" fo:border-bottom="0.25pt solid #000000" style:writing-mode="lr-tb"/>
    </style:style>
    <style:style style:name="Tableau2.C11" style:family="table-cell">
      <style:table-cell-properties fo:padding="0.097cm" fo:border-left="0.25pt solid #000000" fo:border-right="0.25pt solid #000000" fo:border-top="none" fo:border-bottom="0.25pt solid #000000" style:writing-mode="lr-tb"/>
    </style:style>
    <style:style style:name="Tableau2.C12" style:family="table-cell">
      <style:table-cell-properties fo:padding="0.097cm" fo:border-left="0.25pt solid #000000" fo:border-right="0.25pt solid #000000" fo:border-top="none" fo:border-bottom="0.25pt solid #000000" style:writing-mode="lr-tb"/>
    </style:style>
    <style:style style:name="P1" style:family="paragraph" style:parent-style-name="En-tete_20_de_20_page">
      <loext:graphic-properties draw:fill="solid" draw:fill-color="#e6e6ff"/>
      <style:paragraph-properties fo:background-color="#e6e6ff"/>
      <style:text-properties style:font-name="Century Schoolbook L" officeooo:rsid="003413fb" officeooo:paragraph-rsid="002a0413"/>
    </style:style>
    <style:style style:name="P2" style:family="paragraph" style:parent-style-name="Standard">
      <style:paragraph-properties fo:margin-top="0cm" fo:margin-bottom="0cm" loext:contextual-spacing="false" fo:line-height="100%" fo:orphans="0" fo:widows="0" fo:hyphenation-ladder-count="no-limit" style:vertical-align="baseline"/>
      <style:text-properties fo:color="#111111" style:font-name="Century Schoolbook L" fo:font-size="10pt" officeooo:paragraph-rsid="003413fb" style:font-size-asian="10pt" style:font-size-complex="10pt" fo:hyphenate="false" fo:hyphenation-remain-char-count="2" fo:hyphenation-push-char-count="2"/>
    </style:style>
    <style:style style:name="P3" style:family="paragraph" style:parent-style-name="Standard">
      <style:paragraph-properties fo:margin-top="0cm" fo:margin-bottom="0.238cm" loext:contextual-spacing="false"/>
      <style:text-properties fo:color="#333333" style:font-name="Century Schoolbook L" fo:font-size="11pt" officeooo:paragraph-rsid="003413fb" style:font-size-asian="11pt" style:font-size-complex="11pt"/>
    </style:style>
    <style:style style:name="P4" style:family="paragraph" style:parent-style-name="Standard">
      <style:paragraph-properties fo:margin-top="0cm" fo:margin-bottom="0.238cm" loext:contextual-spacing="false"/>
      <style:text-properties officeooo:paragraph-rsid="003413fb"/>
    </style:style>
    <style:style style:name="P5" style:family="paragraph" style:parent-style-name="Standard">
      <style:paragraph-properties fo:margin-top="0cm" fo:margin-bottom="0.238cm" loext:contextual-spacing="false"/>
      <style:text-properties officeooo:paragraph-rsid="00492637"/>
    </style:style>
    <style:style style:name="P6" style:family="paragraph" style:parent-style-name="Standard">
      <style:paragraph-properties fo:margin-top="0cm" fo:margin-bottom="0.238cm" loext:contextual-spacing="false"/>
      <style:text-properties officeooo:paragraph-rsid="004c7663"/>
    </style:style>
    <style:style style:name="P7" style:family="paragraph" style:parent-style-name="Table_20_Contents">
      <style:paragraph-properties fo:line-height="100%" fo:text-align="start" style:justify-single-word="false"/>
      <style:text-properties style:font-name="Century Schoolbook L" fo:font-size="10pt" officeooo:paragraph-rsid="003413fb" style:font-size-asian="10pt" style:font-size-complex="10pt"/>
    </style:style>
    <style:style style:name="P8" style:family="paragraph" style:parent-style-name="Table_20_Contents">
      <style:paragraph-properties fo:line-height="100%" fo:text-align="start" style:justify-single-word="false"/>
      <style:text-properties style:font-name="Century Schoolbook L" fo:font-size="10pt" officeooo:paragraph-rsid="003a70fe" style:font-size-asian="10pt" style:font-size-complex="10pt"/>
    </style:style>
    <style:style style:name="P9" style:family="paragraph" style:parent-style-name="Table_20_Contents">
      <style:paragraph-properties fo:line-height="100%" fo:text-align="start" style:justify-single-word="false"/>
      <style:text-properties style:font-name="Century Schoolbook L" fo:font-size="10pt" officeooo:paragraph-rsid="003bb080" style:font-size-asian="10pt" style:font-size-complex="10pt"/>
    </style:style>
    <style:style style:name="P10" style:family="paragraph" style:parent-style-name="Table_20_Contents">
      <style:paragraph-properties fo:line-height="100%" fo:text-align="start" style:justify-single-word="false"/>
      <style:text-properties style:font-name="Century Schoolbook L" fo:font-size="10pt" officeooo:paragraph-rsid="003de0f0" style:font-size-asian="10pt" style:font-size-complex="10pt"/>
    </style:style>
    <style:style style:name="P11" style:family="paragraph" style:parent-style-name="Table_20_Contents">
      <style:paragraph-properties fo:line-height="100%" fo:text-align="start" style:justify-single-word="false"/>
      <style:text-properties style:font-name="Century Schoolbook L" fo:font-size="10pt" officeooo:paragraph-rsid="00434bfc" style:font-size-asian="10pt" style:font-size-complex="10pt"/>
    </style:style>
    <style:style style:name="P12" style:family="paragraph" style:parent-style-name="Table_20_Contents">
      <style:paragraph-properties fo:line-height="100%" fo:text-align="start" style:justify-single-word="false"/>
      <style:text-properties style:font-name="Century Schoolbook L" fo:font-size="10pt" officeooo:paragraph-rsid="00487dae" style:font-size-asian="10pt" style:font-size-complex="10pt"/>
    </style:style>
    <style:style style:name="P13" style:family="paragraph" style:parent-style-name="Table_20_Contents">
      <style:paragraph-properties fo:line-height="100%" fo:text-align="center" style:justify-single-word="false"/>
      <style:text-properties style:font-name="Century Schoolbook L" fo:font-size="10pt" officeooo:paragraph-rsid="003413fb" style:font-size-asian="10pt" style:font-size-complex="10pt"/>
    </style:style>
    <style:style style:name="P14" style:family="paragraph" style:parent-style-name="Table_20_Contents">
      <style:paragraph-properties fo:line-height="100%" fo:text-align="start" style:justify-single-word="false"/>
      <style:text-properties style:font-name="Century Schoolbook L" fo:font-size="10pt" officeooo:rsid="001c4a37" officeooo:paragraph-rsid="003413fb" style:font-size-asian="10pt" style:font-size-complex="10pt"/>
    </style:style>
    <style:style style:name="P15" style:family="paragraph" style:parent-style-name="Table_20_Contents">
      <style:paragraph-properties fo:line-height="100%" fo:text-align="start" style:justify-single-word="false"/>
      <style:text-properties style:font-name="Century Schoolbook L" fo:font-size="10pt" officeooo:rsid="001c4a37" officeooo:paragraph-rsid="00452055" style:font-size-asian="10pt" style:font-size-complex="10pt"/>
    </style:style>
    <style:style style:name="P16" style:family="paragraph" style:parent-style-name="Table_20_Contents">
      <style:paragraph-properties fo:line-height="100%" fo:text-align="start" style:justify-single-word="false"/>
      <style:text-properties style:font-name="Century Schoolbook L" fo:font-size="10pt" officeooo:rsid="001c4a37" officeooo:paragraph-rsid="00487dae" style:font-size-asian="10pt" style:font-size-complex="10pt"/>
    </style:style>
    <style:style style:name="P17" style:family="paragraph" style:parent-style-name="Table_20_Contents">
      <style:paragraph-properties fo:line-height="100%" fo:text-align="start" style:justify-single-word="false"/>
      <style:text-properties style:font-name="Century Schoolbook L" fo:font-size="10pt" officeooo:rsid="001e8245" officeooo:paragraph-rsid="003413fb" style:font-size-asian="10pt" style:font-size-complex="10pt"/>
    </style:style>
    <style:style style:name="P18" style:family="paragraph" style:parent-style-name="Table_20_Contents">
      <style:paragraph-properties fo:line-height="100%" fo:text-align="start" style:justify-single-word="false"/>
      <style:text-properties style:font-name="Century Schoolbook L" fo:font-size="10pt" officeooo:rsid="001e8245" officeooo:paragraph-rsid="00434bfc" style:font-size-asian="10pt" style:font-size-complex="10pt"/>
    </style:style>
    <style:style style:name="P19" style:family="paragraph" style:parent-style-name="Table_20_Contents">
      <style:paragraph-properties fo:line-height="100%" fo:text-align="start" style:justify-single-word="false"/>
      <style:text-properties style:font-name="Century Schoolbook L" fo:font-size="10pt" officeooo:rsid="001a744e" officeooo:paragraph-rsid="003a70fe" style:font-size-asian="10pt" style:font-size-complex="10pt"/>
    </style:style>
    <style:style style:name="P20" style:family="paragraph" style:parent-style-name="Table_20_Contents">
      <style:paragraph-properties fo:line-height="100%" fo:text-align="start" style:justify-single-word="false"/>
      <style:text-properties style:font-name="Century Schoolbook L" fo:font-size="10pt" officeooo:rsid="003a88fb" officeooo:paragraph-rsid="003a88fb" style:font-size-asian="10pt" style:font-size-complex="10pt"/>
    </style:style>
    <style:style style:name="P21" style:family="paragraph" style:parent-style-name="Table_20_Contents">
      <style:paragraph-properties fo:line-height="100%" fo:text-align="start" style:justify-single-word="false"/>
      <style:text-properties style:font-name="Century Schoolbook L" fo:font-size="10pt" officeooo:rsid="003a88fb" officeooo:paragraph-rsid="00487dae" style:font-size-asian="10pt" style:font-size-complex="10pt"/>
    </style:style>
    <style:style style:name="P22" style:family="paragraph" style:parent-style-name="Table_20_Contents">
      <style:paragraph-properties fo:line-height="100%" fo:text-align="start" style:justify-single-word="false"/>
      <style:text-properties style:font-name="Century Schoolbook L" fo:font-size="10pt" officeooo:rsid="001daff6" officeooo:paragraph-rsid="003bb080" style:font-size-asian="10pt" style:font-size-complex="10pt"/>
    </style:style>
    <style:style style:name="P23" style:family="paragraph" style:parent-style-name="Table_20_Contents">
      <style:paragraph-properties fo:line-height="100%" fo:text-align="start" style:justify-single-word="false"/>
      <style:text-properties style:font-name="Century Schoolbook L" fo:font-size="10pt" officeooo:rsid="003bb080" officeooo:paragraph-rsid="003bb080" style:font-size-asian="10pt" style:font-size-complex="10pt"/>
    </style:style>
    <style:style style:name="P24" style:family="paragraph" style:parent-style-name="Table_20_Contents">
      <style:paragraph-properties fo:line-height="100%" fo:text-align="center" style:justify-single-word="false"/>
      <style:text-properties style:font-name="Century Schoolbook L" fo:font-size="10pt" officeooo:rsid="003de0f0" officeooo:paragraph-rsid="003de0f0" style:font-size-asian="10pt" style:font-size-complex="10pt"/>
    </style:style>
    <style:style style:name="P25" style:family="paragraph" style:parent-style-name="Table_20_Contents">
      <style:paragraph-properties fo:line-height="100%" fo:text-align="start" style:justify-single-word="false"/>
      <style:text-properties style:font-name="Century Schoolbook L" fo:font-size="10pt" officeooo:rsid="00434bfc" officeooo:paragraph-rsid="00434bfc" style:font-size-asian="10pt" style:font-size-complex="10pt"/>
    </style:style>
    <style:style style:name="P26" style:family="paragraph" style:parent-style-name="Default">
      <style:text-properties officeooo:paragraph-rsid="0034aa06"/>
    </style:style>
    <style:style style:name="P27" style:family="paragraph" style:parent-style-name="Standard" style:list-style-name="" style:master-page-name="Standard">
      <style:paragraph-properties fo:margin-top="0.106cm" fo:margin-bottom="0.423cm" loext:contextual-spacing="false" fo:line-height="100%" fo:orphans="0" fo:widows="0" fo:hyphenation-ladder-count="no-limit" style:page-number="auto" style:vertical-align="baseline"/>
      <style:text-properties fo:font-variant="small-caps" fo:color="#111111" style:font-name="Century Schoolbook L" fo:font-size="10pt" fo:letter-spacing="0.004cm" style:text-underline-style="solid" style:text-underline-width="auto" style:text-underline-color="font-color" fo:font-weight="bold" style:letter-kerning="true" style:font-name-asian="Times New Roman1" style:font-size-asian="10pt" style:language-asian="zh" style:country-asian="CN" style:font-weight-asian="bold" style:font-name-complex="Arial2" style:font-size-complex="10pt" style:language-complex="hi" style:country-complex="IN" fo:hyphenate="false" fo:hyphenation-remain-char-count="2" fo:hyphenation-push-char-count="2"/>
    </style:style>
    <style:style style:name="P28" style:family="paragraph" style:parent-style-name="Standard" style:list-style-name="">
      <style:paragraph-properties fo:margin-top="0.106cm" fo:margin-bottom="0.423cm" loext:contextual-spacing="false" fo:line-height="100%" fo:orphans="0" fo:widows="0" fo:hyphenation-ladder-count="no-limit" style:vertical-align="baseline"/>
      <style:text-properties fo:font-variant="small-caps" fo:color="#111111" style:font-name="Century Schoolbook L" fo:font-size="10pt" fo:letter-spacing="0.004cm" style:text-underline-style="solid" style:text-underline-width="auto" style:text-underline-color="font-color" fo:font-weight="bold" style:letter-kerning="true" style:font-name-asian="Times New Roman1" style:font-size-asian="10pt" style:language-asian="zh" style:country-asian="CN" style:font-weight-asian="bold" style:font-name-complex="Arial2" style:font-size-complex="10pt" style:language-complex="hi" style:country-complex="IN" fo:hyphenate="false" fo:hyphenation-remain-char-count="2" fo:hyphenation-push-char-count="2"/>
    </style:style>
    <style:style style:name="P29" style:family="paragraph" style:parent-style-name="Standard" style:list-style-name="WWNum1">
      <style:paragraph-properties fo:margin-top="0cm" fo:margin-bottom="0cm" loext:contextual-spacing="false" fo:line-height="115%" fo:orphans="0" fo:widows="0" fo:hyphenation-ladder-count="no-limit" style:vertical-align="baseline"/>
      <style:text-properties fo:color="#111111" style:font-name="Century Schoolbook L" fo:font-size="10pt" fo:font-weight="bold" style:letter-kerning="true" style:font-name-asian="Times New Roman1" style:font-size-asian="10pt" style:language-asian="zh" style:country-asian="CN" style:font-weight-asian="bold" style:font-name-complex="Lohit Hindi" style:font-size-complex="10pt" style:language-complex="hi" style:country-complex="IN" style:font-weight-complex="bold" fo:hyphenate="false" fo:hyphenation-remain-char-count="2" fo:hyphenation-push-char-count="2"/>
    </style:style>
    <style:style style:name="P30" style:family="paragraph" style:parent-style-name="Standard" style:list-style-name="WWNum1">
      <style:paragraph-properties fo:margin-top="0cm" fo:margin-bottom="0cm" loext:contextual-spacing="false" fo:line-height="115%" fo:orphans="0" fo:widows="0" fo:hyphenation-ladder-count="no-limit" style:vertical-align="baseline"/>
      <style:text-properties fo:color="#111111" style:font-name="Century Schoolbook L" fo:font-size="10pt" fo:font-weight="bold" officeooo:paragraph-rsid="003413fb" style:letter-kerning="true" style:font-name-asian="Times New Roman1" style:font-size-asian="10pt" style:language-asian="zh" style:country-asian="CN" style:font-weight-asian="bold" style:font-name-complex="Lohit Hindi" style:font-size-complex="10pt" style:language-complex="hi" style:country-complex="IN" style:font-weight-complex="bold" fo:hyphenate="false" fo:hyphenation-remain-char-count="2" fo:hyphenation-push-char-count="2"/>
    </style:style>
    <style:style style:name="P31" style:family="paragraph" style:parent-style-name="Standard" style:list-style-name="WWNum1">
      <style:paragraph-properties fo:margin-top="0cm" fo:margin-bottom="0cm" loext:contextual-spacing="false" fo:line-height="100%" fo:orphans="0" fo:widows="0" fo:hyphenation-ladder-count="no-limit" style:vertical-align="baseline"/>
      <style:text-properties fo:color="#111111" style:font-name="Century Schoolbook L" fo:font-size="10pt" fo:font-weight="normal" officeooo:paragraph-rsid="002b5e8a" style:letter-kerning="true" style:font-name-asian="Times New Roman1" style:font-size-asian="10pt" style:language-asian="zh" style:country-asian="CN" style:font-weight-asian="normal" style:font-name-complex="Lohit Hindi" style:font-size-complex="10pt" style:language-complex="hi" style:country-complex="IN" style:font-weight-complex="normal" fo:hyphenate="false" fo:hyphenation-remain-char-count="2" fo:hyphenation-push-char-count="2"/>
    </style:style>
    <style:style style:name="P32" style:family="paragraph" style:parent-style-name="Standard" style:list-style-name="L1">
      <style:paragraph-properties fo:margin-top="0cm" fo:margin-bottom="0.238cm" loext:contextual-spacing="false"/>
      <style:text-properties officeooo:paragraph-rsid="004c7663"/>
    </style:style>
    <style:style style:name="P33" style:family="paragraph" style:parent-style-name="Text_20_body" style:list-style-name="WWNum1">
      <style:paragraph-properties fo:margin-top="0cm" fo:margin-bottom="0.238cm" loext:contextual-spacing="false" fo:line-height="100%" fo:orphans="0" fo:widows="0" fo:hyphenation-ladder-count="no-limit" style:vertical-align="baseline"/>
      <style:text-properties officeooo:paragraph-rsid="003413fb" fo:hyphenate="false" fo:hyphenation-remain-char-count="2" fo:hyphenation-push-char-count="2"/>
    </style:style>
    <style:style style:name="P34" style:family="paragraph" style:parent-style-name="Text_20_body" style:list-style-name="WWNum1">
      <style:paragraph-properties fo:margin-top="0cm" fo:margin-bottom="0.238cm" loext:contextual-spacing="false" fo:line-height="100%" fo:orphans="0" fo:widows="0" fo:hyphenation-ladder-count="no-limit" style:vertical-align="baseline"/>
      <style:text-properties fo:color="#111111" style:font-name="Century Schoolbook L" fo:font-size="10pt" officeooo:paragraph-rsid="003bb080" style:font-size-asian="10pt" style:font-size-complex="10pt" fo:hyphenate="false" fo:hyphenation-remain-char-count="2" fo:hyphenation-push-char-count="2"/>
    </style:style>
    <style:style style:name="P35" style:family="paragraph" style:parent-style-name="Text_20_body" style:list-style-name="WWNum1">
      <style:paragraph-properties fo:margin-top="0cm" fo:margin-bottom="0.238cm" loext:contextual-spacing="false" fo:line-height="100%" fo:orphans="0" fo:widows="0" fo:hyphenation-ladder-count="no-limit" style:vertical-align="baseline"/>
      <style:text-properties fo:color="#111111" style:font-name="Century Schoolbook L" fo:font-size="10pt" officeooo:paragraph-rsid="004066ab" style:font-size-asian="10pt" style:font-size-complex="10pt" fo:hyphenate="false" fo:hyphenation-remain-char-count="2" fo:hyphenation-push-char-count="2"/>
    </style:style>
    <style:style style:name="P36" style:family="paragraph" style:parent-style-name="Text_20_body" style:list-style-name="WWNum1">
      <style:paragraph-properties fo:margin-top="0cm" fo:margin-bottom="0.238cm" loext:contextual-spacing="false" fo:line-height="100%" fo:orphans="0" fo:widows="0" fo:hyphenation-ladder-count="no-limit" style:vertical-align="baseline"/>
      <style:text-properties fo:color="#111111" style:font-name="Century Schoolbook L" fo:font-size="10pt" officeooo:paragraph-rsid="004157ac" style:font-size-asian="10pt" style:font-size-complex="10pt" fo:hyphenate="false" fo:hyphenation-remain-char-count="2" fo:hyphenation-push-char-count="2"/>
    </style:style>
    <style:style style:name="P37" style:family="paragraph" style:parent-style-name="Text_20_body" style:list-style-name="WWNum1">
      <style:paragraph-properties fo:margin-top="0cm" fo:margin-bottom="0.238cm" loext:contextual-spacing="false" fo:line-height="100%" fo:orphans="0" fo:widows="0" fo:hyphenation-ladder-count="no-limit" style:vertical-align="baseline"/>
      <style:text-properties fo:color="#111111" style:font-name="Century Schoolbook L" fo:font-size="10pt" officeooo:paragraph-rsid="00434bfc" style:font-size-asian="10pt" style:font-size-complex="10pt" fo:hyphenate="false" fo:hyphenation-remain-char-count="2" fo:hyphenation-push-char-count="2"/>
    </style:style>
    <style:style style:name="P38" style:family="paragraph" style:parent-style-name="Text_20_body" style:list-style-name="WWNum1">
      <style:paragraph-properties fo:margin-top="0cm" fo:margin-bottom="0.238cm" loext:contextual-spacing="false" fo:line-height="100%" fo:orphans="0" fo:widows="0" fo:hyphenation-ladder-count="no-limit" style:vertical-align="baseline"/>
      <style:text-properties fo:color="#111111" style:font-name="Century Schoolbook L" fo:font-size="10pt" officeooo:paragraph-rsid="00452055" style:font-size-asian="10pt" style:font-size-complex="10pt" fo:hyphenate="false" fo:hyphenation-remain-char-count="2" fo:hyphenation-push-char-count="2"/>
    </style:style>
    <style:style style:name="P39" style:family="paragraph" style:parent-style-name="Text_20_body" style:list-style-name="L1">
      <style:paragraph-properties fo:margin-top="0cm" fo:margin-bottom="0.238cm" loext:contextual-spacing="false" fo:line-height="100%" fo:orphans="0" fo:widows="0" fo:hyphenation-ladder-count="no-limit" style:vertical-align="baseline"/>
      <style:text-properties fo:color="#111111" style:font-name="Century Schoolbook L" fo:font-size="10pt" officeooo:paragraph-rsid="004c7663" style:font-size-asian="10pt" style:font-size-complex="10pt" fo:hyphenate="false" fo:hyphenation-remain-char-count="2" fo:hyphenation-push-char-count="2"/>
    </style:style>
    <style:style style:name="P40" style:family="paragraph">
      <loext:graphic-properties draw:fill="none"/>
      <style:paragraph-properties fo:text-align="start"/>
    </style:style>
    <style:style style:name="P41" style:family="paragraph">
      <style:paragraph-properties fo:margin-top="0cm" fo:margin-bottom="0cm" fo:line-height="100%" fo:text-align="start"/>
    </style:style>
    <style:style style:name="P42" style:family="paragraph">
      <loext:graphic-properties draw:fill="none"/>
      <style:paragraph-properties fo:margin-top="0cm" fo:margin-bottom="0cm" fo:line-height="100%" fo:text-align="start"/>
    </style:style>
    <style:style style:name="P43" style:family="paragraph">
      <loext:graphic-properties draw:fill="solid" draw:fill-color="#ffffff"/>
      <style:paragraph-properties fo:text-align="start"/>
      <style:text-properties fo:font-size="18pt"/>
    </style:style>
    <style:style style:name="T1" style:family="text">
      <style:text-properties officeooo:rsid="003413fb"/>
    </style:style>
    <style:style style:name="T2" style:family="text">
      <style:text-properties style:letter-kerning="true" style:font-name-asian="Times New Roman1" style:language-asian="zh" style:country-asian="CN" style:font-name-complex="Lohit Hindi" style:language-complex="hi" style:country-complex="IN" style:font-weight-complex="bold"/>
    </style:style>
    <style:style style:name="T3" style:family="text">
      <style:text-properties officeooo:rsid="00353478" style:letter-kerning="true" style:font-name-asian="Times New Roman1" style:language-asian="zh" style:country-asian="CN" style:font-name-complex="Lohit Hindi" style:language-complex="hi" style:country-complex="IN" style:font-weight-complex="bold"/>
    </style:style>
    <style:style style:name="T4" style:family="text">
      <style:text-properties officeooo:rsid="001a744e" style:letter-kerning="true" style:font-name-asian="Times New Roman1" style:language-asian="zh" style:country-asian="CN" style:font-name-complex="Lohit Hindi" style:language-complex="hi" style:country-complex="IN" style:font-weight-complex="bold"/>
    </style:style>
    <style:style style:name="T5" style:family="text">
      <style:text-properties officeooo:rsid="003bb080" style:letter-kerning="true" style:font-name-asian="Times New Roman1" style:language-asian="zh" style:country-asian="CN" style:font-name-complex="Lohit Hindi" style:language-complex="hi" style:country-complex="IN" style:font-weight-complex="bold"/>
    </style:style>
    <style:style style:name="T6" style:family="text">
      <style:text-properties fo:font-weight="bold" officeooo:rsid="003bb080" style:font-weight-asian="bold" style:font-weight-complex="bold"/>
    </style:style>
    <style:style style:name="T7" style:family="text">
      <style:text-properties fo:font-weight="bold" officeooo:rsid="001daff6" style:font-weight-asian="bold" style:font-weight-complex="bold"/>
    </style:style>
    <style:style style:name="T8" style:family="text">
      <style:text-properties fo:font-weight="bold" officeooo:rsid="003a70fe" style:font-weight-asian="bold" style:font-weight-complex="bold"/>
    </style:style>
    <style:style style:name="T9" style:family="text">
      <style:text-properties fo:color="#111111" style:font-name="Century Schoolbook L" fo:font-size="10pt" officeooo:rsid="002a0413" style:letter-kerning="true" style:font-name-asian="Times New Roman1" style:font-size-asian="10pt" style:language-asian="zh" style:country-asian="CN" style:font-name-complex="Lohit Hindi" style:font-size-complex="10pt" style:language-complex="hi" style:country-complex="IN"/>
    </style:style>
    <style:style style:name="T10" style:family="text">
      <style:text-properties fo:color="#111111" style:font-name="Century Schoolbook L" fo:font-size="10pt" officeooo:rsid="00353478" style:letter-kerning="true" style:font-name-asian="Times New Roman1" style:font-size-asian="10pt" style:language-asian="zh" style:country-asian="CN" style:font-name-complex="Lohit Hindi" style:font-size-complex="10pt" style:language-complex="hi" style:country-complex="IN"/>
    </style:style>
    <style:style style:name="T11" style:family="text">
      <style:text-properties fo:color="#111111" style:font-name="Century Schoolbook L" fo:font-size="10pt" officeooo:rsid="00492637" style:letter-kerning="true" style:font-name-asian="Times New Roman1" style:font-size-asian="10pt" style:language-asian="zh" style:country-asian="CN" style:font-name-complex="Lohit Hindi" style:font-size-complex="10pt" style:language-complex="hi" style:country-complex="IN"/>
    </style:style>
    <style:style style:name="T12" style:family="text">
      <style:text-properties fo:color="#111111" style:font-name="Century Schoolbook L" fo:font-size="10pt" officeooo:rsid="004e5223" style:letter-kerning="true" style:font-name-asian="Times New Roman1" style:font-size-asian="10pt" style:language-asian="zh" style:country-asian="CN" style:font-name-complex="Lohit Hindi" style:font-size-complex="10pt" style:language-complex="hi" style:country-complex="IN"/>
    </style:style>
    <style:style style:name="T13" style:family="text">
      <style:text-properties fo:color="#111111" style:font-name="Century Schoolbook L" fo:font-size="10pt" officeooo:rsid="004ebbcb" style:letter-kerning="true" style:font-name-asian="Times New Roman1" style:font-size-asian="10pt" style:language-asian="zh" style:country-asian="CN" style:font-name-complex="Lohit Hindi" style:font-size-complex="10pt" style:language-complex="hi" style:country-complex="IN"/>
    </style:style>
    <style:style style:name="T14" style:family="text">
      <style:text-properties fo:color="#111111" style:font-name="Century Schoolbook L" fo:font-size="10pt" officeooo:rsid="00507318" style:letter-kerning="true" style:font-name-asian="Times New Roman1" style:font-size-asian="10pt" style:language-asian="zh" style:country-asian="CN" style:font-name-complex="Lohit Hindi" style:font-size-complex="10pt" style:language-complex="hi" style:country-complex="IN"/>
    </style:style>
    <style:style style:name="T15" style:family="text">
      <style:text-properties fo:color="#111111" style:font-name="Century Schoolbook L" fo:font-size="10pt" fo:font-weight="normal" officeooo:rsid="002c1d35" style:letter-kerning="true" style:font-name-asian="Times New Roman1" style:font-size-asian="10pt" style:language-asian="zh" style:country-asian="CN" style:font-weight-asian="normal" style:font-name-complex="Lohit Hindi" style:font-size-complex="10pt" style:language-complex="hi" style:country-complex="IN" style:font-weight-complex="normal"/>
    </style:style>
    <style:style style:name="T16" style:family="text">
      <style:text-properties fo:color="#111111" style:font-name="Century Schoolbook L" fo:font-size="10pt" fo:font-weight="normal" officeooo:rsid="0021d11e" style:letter-kerning="true" style:font-name-asian="Times New Roman1" style:font-size-asian="10pt" style:language-asian="zh" style:country-asian="CN" style:font-weight-asian="normal" style:font-name-complex="Lohit Hindi" style:font-size-complex="10pt" style:language-complex="hi" style:country-complex="IN" style:font-weight-complex="normal"/>
    </style:style>
    <style:style style:name="T17" style:family="text">
      <style:text-properties fo:color="#111111" style:font-name="Century Schoolbook L" fo:font-size="10pt" fo:font-weight="normal" officeooo:rsid="00353478" style:letter-kerning="true" style:font-name-asian="Times New Roman1" style:font-size-asian="10pt" style:language-asian="zh" style:country-asian="CN" style:font-weight-asian="normal" style:font-name-complex="Lohit Hindi" style:font-size-complex="10pt" style:language-complex="hi" style:country-complex="IN" style:font-weight-complex="normal"/>
    </style:style>
    <style:style style:name="T18" style:family="text">
      <style:text-properties fo:color="#111111" style:font-name="Century Schoolbook L" fo:font-size="10pt" fo:font-weight="normal" officeooo:rsid="003a70fe" style:letter-kerning="true" style:font-name-asian="Times New Roman1" style:font-size-asian="10pt" style:language-asian="zh" style:country-asian="CN" style:font-weight-asian="normal" style:font-name-complex="Lohit Hindi" style:font-size-complex="10pt" style:language-complex="hi" style:country-complex="IN" style:font-weight-complex="normal"/>
    </style:style>
    <style:style style:name="T19" style:family="text">
      <style:text-properties fo:color="#111111" style:font-name="Century Schoolbook L" fo:font-size="10pt" fo:font-weight="normal" officeooo:rsid="0034aa06" style:font-size-asian="10pt" style:font-weight-asian="normal" style:font-size-complex="10pt" style:font-weight-complex="normal"/>
    </style:style>
    <style:style style:name="T20" style:family="text">
      <style:text-properties fo:color="#111111" style:font-name="Century Schoolbook L" fo:font-size="10pt" fo:font-weight="bold" style:font-size-asian="10pt" style:font-weight-asian="bold" style:font-size-complex="10pt" style:font-weight-complex="bold"/>
    </style:style>
    <style:style style:name="T21" style:family="text">
      <style:text-properties fo:color="#111111" style:font-name="Century Schoolbook L" fo:font-size="10pt" fo:font-weight="bold" officeooo:rsid="00492637" style:letter-kerning="true" style:font-name-asian="Times New Roman1" style:font-size-asian="10pt" style:language-asian="zh" style:country-asian="CN" style:font-weight-asian="bold" style:font-name-complex="Lohit Hindi" style:font-size-complex="10pt" style:language-complex="hi" style:country-complex="IN" style:font-weight-complex="bold"/>
    </style:style>
    <style:style style:name="T22" style:family="text">
      <style:text-properties officeooo:rsid="001daff6"/>
    </style:style>
    <style:style style:name="T23" style:family="text">
      <style:text-properties officeooo:rsid="001c4a37"/>
    </style:style>
    <style:style style:name="T24" style:family="text">
      <style:text-properties style:font-name="Century Schoolbook L" fo:font-size="10pt" fo:font-weight="bold" style:font-size-asian="10pt" style:font-weight-asian="bold" style:font-size-complex="10pt" style:font-weight-complex="bold"/>
    </style:style>
    <style:style style:name="T25" style:family="text">
      <style:text-properties style:font-name="Century Schoolbook L" fo:font-size="10pt" fo:font-weight="bold" officeooo:rsid="0034aa06" style:font-size-asian="10pt" style:font-weight-asian="bold" style:font-size-complex="10pt" style:font-weight-complex="bold"/>
    </style:style>
    <style:style style:name="T26" style:family="text">
      <style:text-properties style:font-name="Century Schoolbook L" fo:font-size="10pt" fo:font-weight="normal" officeooo:rsid="0034aa06" style:font-size-asian="10pt" style:font-weight-asian="normal" style:font-size-complex="10pt" style:font-weight-complex="normal"/>
    </style:style>
    <style:style style:name="T27" style:family="text">
      <style:text-properties style:font-name="Century Schoolbook L" fo:font-weight="normal" officeooo:rsid="00452055" style:font-weight-asian="normal" style:font-weight-complex="normal"/>
    </style:style>
    <style:style style:name="T28" style:family="text">
      <style:text-properties officeooo:rsid="003a70fe"/>
    </style:style>
    <style:style style:name="T29" style:family="text">
      <style:text-properties officeooo:rsid="003a88fb"/>
    </style:style>
    <style:style style:name="T30" style:family="text">
      <style:text-properties officeooo:rsid="003bb080"/>
    </style:style>
    <style:style style:name="T31" style:family="text">
      <style:text-properties officeooo:rsid="003de0f0"/>
    </style:style>
    <style:style style:name="T32" style:family="text">
      <style:text-properties officeooo:rsid="001e8245"/>
    </style:style>
    <style:style style:name="T33" style:family="text">
      <style:text-properties fo:font-weight="normal" officeooo:rsid="003bb080" style:font-weight-asian="normal" style:font-weight-complex="normal"/>
    </style:style>
    <style:style style:name="T34" style:family="text">
      <style:text-properties fo:font-weight="normal" officeooo:rsid="003e5cd1" style:font-weight-asian="normal" style:font-weight-complex="normal"/>
    </style:style>
    <style:style style:name="T35" style:family="text">
      <style:text-properties fo:font-weight="normal" officeooo:rsid="003f91d7" style:font-weight-asian="normal" style:font-weight-complex="normal"/>
    </style:style>
    <style:style style:name="T36" style:family="text">
      <style:text-properties fo:font-weight="normal" officeooo:rsid="004066ab" style:font-weight-asian="normal" style:font-weight-complex="normal"/>
    </style:style>
    <style:style style:name="T37" style:family="text">
      <style:text-properties fo:font-weight="normal" officeooo:rsid="0040ba46" style:font-weight-asian="normal" style:font-weight-complex="normal"/>
    </style:style>
    <style:style style:name="T38" style:family="text">
      <style:text-properties fo:font-weight="normal" officeooo:rsid="004157ac" style:font-weight-asian="normal" style:font-weight-complex="normal"/>
    </style:style>
    <style:style style:name="T39" style:family="text">
      <style:text-properties fo:font-weight="normal" officeooo:rsid="00434bfc" style:font-weight-asian="normal" style:font-weight-complex="normal"/>
    </style:style>
    <style:style style:name="T40" style:family="text">
      <style:text-properties fo:font-weight="normal" officeooo:rsid="00452055" style:font-weight-asian="normal" style:font-weight-complex="normal"/>
    </style:style>
    <style:style style:name="T41" style:family="text">
      <style:text-properties fo:font-weight="normal" officeooo:rsid="001e8245" style:font-weight-asian="normal" style:font-weight-complex="normal"/>
    </style:style>
    <style:style style:name="T42" style:family="text">
      <style:text-properties fo:font-weight="normal" officeooo:rsid="00487dae" style:font-weight-asian="normal" style:font-weight-complex="normal"/>
    </style:style>
    <style:style style:name="T43" style:family="text">
      <style:text-properties fo:font-weight="normal" officeooo:rsid="0048fc13" style:font-weight-asian="normal" style:font-weight-complex="normal"/>
    </style:style>
    <style:style style:name="T44" style:family="text">
      <style:text-properties officeooo:rsid="00434bfc"/>
    </style:style>
    <style:style style:name="T45" style:family="text">
      <style:text-properties officeooo:rsid="00452055"/>
    </style:style>
    <style:style style:name="T46" style:family="text">
      <style:text-properties officeooo:rsid="00487dae"/>
    </style:style>
    <style:style style:name="T47" style:family="text">
      <style:text-properties fo:font-style="italic" officeooo:rsid="001daff6" style:font-style-asian="italic" style:font-style-complex="italic"/>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fo:font-style="italic" fo:font-weight="normal" officeooo:rsid="001daff6" style:font-style-asian="italic" style:font-weight-asian="normal" style:font-style-complex="italic" style:font-weight-complex="normal"/>
    </style:style>
    <style:style style:name="T50" style:family="text">
      <style:text-properties fo:font-style="italic" fo:font-weight="normal" officeooo:rsid="00487dae" style:font-style-asian="italic" style:font-weight-asian="normal" style:font-style-complex="italic" style:font-weight-complex="normal"/>
    </style:style>
    <style:style style:name="T51" style:family="text">
      <style:text-properties fo:font-style="italic" fo:font-weight="normal" officeooo:rsid="003a70fe" style:font-style-asian="italic" style:font-weight-asian="normal" style:font-style-complex="italic" style:font-weight-complex="normal"/>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fo:font-style="italic" fo:font-weight="bold" officeooo:rsid="001daff6" style:font-style-asian="italic" style:font-weight-asian="bold" style:font-style-complex="italic" style:font-weight-complex="bold"/>
    </style:style>
    <style:style style:name="T54" style:family="text">
      <style:text-properties fo:font-style="italic" fo:font-weight="bold" officeooo:rsid="00487dae" style:font-style-asian="italic" style:font-weight-asian="bold" style:font-style-complex="italic" style:font-weight-complex="bold"/>
    </style:style>
    <style:style style:name="T55" style:family="text">
      <style:text-properties fo:font-style="italic" fo:font-weight="bold" officeooo:rsid="003bb080" style:font-style-asian="italic" style:font-weight-asian="bold" style:font-style-complex="italic" style:font-weight-complex="bold"/>
    </style:style>
    <style:style style:name="T56" style:family="text">
      <style:text-properties fo:font-style="italic" fo:font-weight="bold" officeooo:rsid="003a70fe" style:font-style-asian="italic" style:font-weight-asian="bold" style:font-style-complex="italic" style:font-weight-complex="bold"/>
    </style:style>
    <style:style style:name="T57" style:family="text">
      <style:text-properties fo:color="#9900ff" style:font-name="Century Schoolbook L" fo:font-size="10pt" officeooo:rsid="00492637" style:letter-kerning="true" style:font-name-asian="Times New Roman1" style:font-size-asian="10pt" style:language-asian="zh" style:country-asian="CN" style:font-name-complex="Lohit Hindi" style:font-size-complex="10pt" style:language-complex="hi" style:country-complex="IN"/>
    </style:style>
    <style:style style:name="T58" style:family="text">
      <style:text-properties fo:color="#9900ff" style:font-name="Century Schoolbook L" fo:font-size="10pt" officeooo:rsid="00507318" style:letter-kerning="true" style:font-name-asian="Times New Roman1" style:font-size-asian="10pt" style:language-asian="zh" style:country-asian="CN" style:font-name-complex="Lohit Hindi" style:font-size-complex="10pt" style:language-complex="hi" style:country-complex="IN"/>
    </style:style>
    <style:style style:name="T59" style:family="text">
      <style:text-properties fo:color="#9900ff" fo:font-weight="normal" officeooo:rsid="00452055" style:font-weight-asian="normal" style:font-weight-complex="normal"/>
    </style:style>
    <style:style style:name="T60" style:family="text">
      <style:text-properties fo:font-variant="normal" fo:text-transform="none" fo:color="#000000" style:text-line-through-style="none" style:text-line-through-type="none" style:text-position="0% 100%" style:font-name="Arial" fo:font-size="7pt" fo:letter-spacing="normal" fo:font-style="normal" style:text-underline-style="none" fo:font-weight="normal" style:font-size-asian="7pt" style:font-style-asian="normal" style:font-weight-asian="normal" style:font-name-complex="Arial" style:font-size-complex="7pt" style:font-style-complex="normal" style:font-weight-complex="normal"/>
    </style:style>
    <style:style style:name="fr1" style:family="graphic" style:parent-style-name="Formula">
      <style:graphic-properties fo:margin-left="0cm" fo:margin-right="0cm" style:vertical-pos="from-top" style:horizontal-pos="from-left" style:horizontal-rel="paragraph-content" fo:padding="0.014cm" fo:border="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none" svg:stroke-width="0cm" draw:fill="none" draw:textarea-vertical-align="top" draw:auto-grow-height="false" draw:fit-to-size="false" fo:min-height="0.035cm" fo:min-width="15.118cm" fo:padding-top="0.229cm" fo:padding-bottom="0.229cm" fo:padding-left="0.441cm" fo:padding-right="0.441cm" fo:wrap-option="wrap" style:run-through="foreground"/>
    </style:style>
    <style:style style:name="gr3" style:family="graphic">
      <style:graphic-properties draw:stroke="none" svg:stroke-width="0cm" draw:fill="none" draw:textarea-vertical-align="middle" draw:auto-grow-height="false" draw:fit-to-size="false" fo:min-height="0.282cm" fo:min-width="14.416cm" fo:padding-top="0.106cm" fo:padding-bottom="0.106cm" fo:padding-left="0.212cm" fo:padding-right="0.212cm" fo:wrap-option="wrap" style:run-through="foreground"/>
    </style:style>
    <style:style style:name="gr4" style:family="graphic">
      <style:graphic-properties draw:stroke="none" svg:stroke-width="0cm" draw:fill="solid" draw:fill-color="#ffffff" draw:textarea-horizontal-align="center" draw:textarea-vertical-align="top" draw:auto-grow-height="false" fo:padding-top="0.125cm" fo:padding-bottom="0.125cm" fo:padding-left="0.25cm" fo:padding-right="0.25cm" fo:wrap-option="wrap" draw:color-mode="standard" draw:luminance="-5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
      <text:h text:style-name="P28" text:outline-level="1">Fiche professeur</text:h>
      <text:list xml:id="list7908191750970415333" text:style-name="WWNum1">
        <text:list-item>
          <text:p text:style-name="P29">Niveau et Durée : </text:p>
        </text:list-item>
      </text:list>
      <text:p text:style-name="P2"><text:span text:style-name="T2"><text:tab/></text:span><text:span text:style-name="T3">Spécialité Maths en classe de première - </text:span><text:span text:style-name="T2">une séquence (</text:span><text:span text:style-name="T5">8</text:span><text:span text:style-name="T4"> heures</text:span><text:span text:style-name="T2">).</text:span></text:p>
      <text:list xml:id="list83645960862645" text:continue-numbering="true" text:style-name="WWNum1">
        <text:list-header>
          <text:p text:style-name="P31"/>
        </text:list-header>
        <text:list-item>
          <text:p text:style-name="P29"><text:span text:style-name="T1">Présentation et objectifs</text:span> :</text:p>
          <text:p text:style-name="P33"><text:span text:style-name="T15">Séquence complète pour introduire le produit scalaire.<text:line-break/>Dans cette séquence, plusieurs dispositifs pédagogiques ont été testés : Méthode JIGSAW, plan de travail, </text:span><text:span text:style-name="T16">différenciation, raisonnement commenté.<text:line-break/></text:span><text:span text:style-name="T17">De plus, l</text:span><text:span text:style-name="T16">’espace pédagogique de l’établissement a été utilisé comme espace de dépôt des fichiers, comme support pour </text:span><text:span text:style-name="T17">des TESTS e</text:span><text:span text:style-name="T16">t espace de dépôt d’enregistrements vocaux.<text:line-break/>L’intégralité de cette séquence peut se faire sans utiliser l’espace pédagogique avec seulement </text:span><text:span text:style-name="T18">l</text:span><text:span text:style-name="T16">es fiches papiers. <text:line-break/></text:span></text:p>
        </text:list-item>
        <text:list-item>
          <text:p text:style-name="P33"><text:span text:style-name="Police_20_par_20_défaut"><text:span text:style-name="T24">Dans les programmes du niveau visé :</text:span></text:span></text:p>
        </text:list-item>
      </text:list>
      <text:p text:style-name="P26"><text:span text:style-name="Police_20_par_20_défaut"><text:span text:style-name="T25"><text:tab/>Connaissances</text:span></text:span></text:p>
      <text:p text:style-name="P26"><text:span text:style-name="Police_20_par_20_défaut"><text:span text:style-name="T26"><text:tab/></text:span></text:span><text:span text:style-name="Police_20_par_20_défaut"><text:span text:style-name="T19">- Produit scalaire à partir de la projection orthogonale et de la formule avec le cosinus.<text:line-break/> <text:s/><text:tab/> <text:s/>Caractérisation de l’orthogonalité.</text:span></text:span></text:p>
      <text:p text:style-name="P26"><text:span text:style-name="Police_20_par_20_défaut"><text:span text:style-name="T19"><text:tab/>- Bilinéarité, symétrie. En base orthonormée, expression du produit scalaire et de la norme, critère<text:line-break/> <text:s text:c="2"/><text:tab/> <text:s/>d’orthogonalité.</text:span></text:span></text:p>
      <text:p text:style-name="P26"><text:span text:style-name="Police_20_par_20_défaut"><text:span text:style-name="T19"><text:tab/>- Développement de </text:span></text:span><text:span text:style-name="Police_20_par_20_défaut"><text:span text:style-name="T19"><draw:frame draw:style-name="fr1" draw:name="Object61" text:anchor-type="as-char" svg:y="-0.386cm" svg:width="1.3cm" svg:height="0.503cm" draw:z-index="3"><draw:object xlink:href="./Object 2" xlink:type="simple" xlink:show="embed" xlink:actuate="onLoad"/><draw:image xlink:href="./ObjectReplacements/Object 2" xlink:type="simple" xlink:show="embed" xlink:actuate="onLoad"/><svg:desc>formule</svg:desc></draw:frame></text:span></text:span><text:span text:style-name="Police_20_par_20_défaut"><text:span text:style-name="T19">. Expressions du produit scalaire à l’aide de normes :<text:line-break/> <text:tab/> <text:s/></text:span></text:span><text:span text:style-name="Police_20_par_20_défaut"><text:span text:style-name="T19"><draw:frame draw:style-name="fr1" draw:name="Objet1" text:anchor-type="as-char" svg:y="-0.584cm" svg:width="4.44cm" svg:height="0.965cm" draw:z-index="4"><draw:object xlink:href="./Object 3" xlink:type="simple" xlink:show="embed" xlink:actuate="onLoad"/><draw:image xlink:href="./ObjectReplacements/Object 3" xlink:type="simple" xlink:show="embed" xlink:actuate="onLoad"/><svg:desc>formule</svg:desc></draw:frame></text:span></text:span><text:span text:style-name="Police_20_par_20_défaut"><text:span text:style-name="T19"> <text:s/>et <text:s/></text:span></text:span><text:span text:style-name="Police_20_par_20_défaut"><text:span text:style-name="T19"><draw:frame draw:style-name="fr1" draw:name="Objet2" text:anchor-type="as-char" svg:y="-0.584cm" svg:width="4.44cm" svg:height="0.965cm" draw:z-index="5"><draw:object xlink:href="./Object 4" xlink:type="simple" xlink:show="embed" xlink:actuate="onLoad"/><draw:image xlink:href="./ObjectReplacements/Object 4" xlink:type="simple" xlink:show="embed" xlink:actuate="onLoad"/><svg:desc>formule</svg:desc></draw:frame></text:span></text:span></text:p>
      <text:p text:style-name="P26"><text:span text:style-name="Police_20_par_20_défaut"><text:span text:style-name="T19"/></text:span></text:p>
      <text:p text:style-name="P26"><text:span text:style-name="Police_20_par_20_défaut"><text:span text:style-name="T25"><text:tab/>Capacités associées</text:span></text:span></text:p>
      <text:p text:style-name="P26"><text:span text:style-name="Police_20_par_20_défaut"><text:span text:style-name="T26"><text:tab/></text:span></text:span><text:span text:style-name="Police_20_par_20_défaut"><text:span text:style-name="T19">- Utiliser le produit scalaire pour démontrer une orthogonalité, pour calculer un angle, une longueur<text:line-break/> <text:s text:c="14"/>dans le plan ou dans l’espace.<text:line-break/><text:tab/>- En vue de la résolution d’un problème, calculer le produit scalaire de deux vecteurs en choisissant<text:line-break/> <text:s text:c="14"/>une méthode adaptée (en utilisant la projection orthogonale, à l’aide des coordonnées, à l’aide des<text:line-break/> <text:s text:c="14"/>normes et d’un angle, à l’aide de normes).</text:span></text:span></text:p>
      <text:p text:style-name="P3"/>
      <text:p text:style-name="P4"><text:span text:style-name="Police_20_par_20_défaut"><text:span text:style-name="T20">Remarque :<text:line-break/></text:span></text:span><text:span text:style-name="Police_20_par_20_défaut"><text:span text:style-name="T9">Cette séquence </text:span></text:span><text:span text:style-name="Police_20_par_20_défaut"><text:span text:style-name="T10">est </text:span></text:span><text:span text:style-name="Police_20_par_20_défaut"><text:span text:style-name="T9">à compléter par une deuxième séquence </text:span></text:span><text:span text:style-name="Police_20_par_20_défaut"><text:span text:style-name="T10">en décalée</text:span></text:span><text:span text:style-name="Police_20_par_20_défaut"><text:span text:style-name="T9"> </text:span></text:span><text:span text:style-name="Police_20_par_20_défaut"><text:span text:style-name="T10">qui permettra de travailler les autres connaissances et capacités associées sur le calcul vectoriel et produit scalaire mentionnées dans les programmes.</text:span></text:span></text:p>
      <text:p text:style-name="P5"><text:span text:style-name="Police_20_par_20_défaut"><text:span text:style-name="T11"/></text:span></text:p>
      <text:p text:style-name="P4"><text:span text:style-name="Police_20_par_20_défaut"><text:span text:style-name="T10"/></text:span></text:p>
      <text:p text:style-name="P4"><text:span text:style-name="Police_20_par_20_défaut"><text:span text:style-name="T10"/></text:span></text:p>
      <text:p text:style-name="P4"><text:span text:style-name="Police_20_par_20_défaut"><text:span text:style-name="T10"/></text:span></text:p>
      <text:p text:style-name="P4"><text:span text:style-name="Police_20_par_20_défaut"><text:span text:style-name="T10"/></text:span></text:p>
      <text:p text:style-name="P4"><text:span text:style-name="Police_20_par_20_défaut"><text:span text:style-name="T10"/></text:span></text:p>
      <text:p text:style-name="P4"><text:span text:style-name="Police_20_par_20_défaut"><text:span text:style-name="T10"/></text:span></text:p>
      <text:p text:style-name="P4"><text:span text:style-name="Police_20_par_20_défaut"><text:span text:style-name="T10"/></text:span></text:p>
      <text:p text:style-name="P4"><text:span text:style-name="Police_20_par_20_défaut"><text:span text:style-name="T10"/></text:span></text:p>
      <text:p text:style-name="P4"><text:span text:style-name="Police_20_par_20_défaut"><text:span text:style-name="T10"/></text:span></text:p>
      <text:p text:style-name="P4"><text:soft-page-break/><text:span text:style-name="Police_20_par_20_défaut"><text:span text:style-name="T10"/></text:span></text:p>
      <text:list xml:id="list83646024403966" text:continue-numbering="true" text:style-name="WWNum1">
        <text:list-item>
          <text:p text:style-name="P30">Les consignes et le déroulement :</text:p>
        </text:list-item>
      </text:list>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7"/>
          </table:table-cell>
          <table:table-cell table:style-name="Tableau2.A1" office:value-type="string">
            <text:p text:style-name="P7">Activité</text:p>
          </table:table-cell>
          <table:table-cell table:style-name="Tableau2.C1" office:value-type="string">
            <text:p text:style-name="P7">Modalités</text:p>
          </table:table-cell>
          <table:table-cell table:style-name="Tableau2.C1" table:number-columns-spanned="2" office:value-type="string">
            <text:p text:style-name="P7">Durée</text:p>
          </table:table-cell>
          <table:covered-table-cell/>
        </table:table-row>
        <table:table-row>
          <table:table-cell table:style-name="Tableau2.A2" office:value-type="string">
            <text:p text:style-name="P7">Phase 0</text:p>
          </table:table-cell>
          <table:table-cell table:style-name="Tableau2.A2" office:value-type="string">
            <text:p text:style-name="P7">Jigsaw, Introduction</text:p>
          </table:table-cell>
          <table:table-cell table:style-name="Tableau2.C11" office:value-type="string">
            <text:p text:style-name="P12">Classe entière</text:p>
            <text:p text:style-name="P12"><text:span text:style-name="T51">Fichier : </text:span><text:span text:style-name="T56">Produit-scalaire-Phases0-1-2-Jigsaw (page 1)</text:span></text:p>
          </table:table-cell>
          <table:table-cell table:style-name="Tableau2.A2" office:value-type="string">
            <text:p text:style-name="P7">15 minutes</text:p>
          </table:table-cell>
          <table:table-cell table:style-name="Tableau2.E2" table:number-rows-spanned="3" office:value-type="string">
            <text:p text:style-name="P13">2h <text:span text:style-name="T30">consécutives</text:span></text:p>
          </table:table-cell>
        </table:table-row>
        <table:table-row>
          <table:table-cell table:style-name="Tableau2.A2" office:value-type="string">
            <text:p text:style-name="P7">Phase 1</text:p>
          </table:table-cell>
          <table:table-cell table:style-name="Tableau2.A2" office:value-type="string">
            <text:p text:style-name="P7">Jigsaw, Travail des experts</text:p>
          </table:table-cell>
          <table:table-cell table:style-name="Tableau2.C11" office:value-type="string">
            <text:p text:style-name="P12">Groupes de 4 ou 5 élèves.<text:line-break/>Chaque groupe a une tâche à accomplir (A, B, C ou D).<text:line-break/>Des « coups de pouce » peuvent être donnés par l’enseignant.<text:line-break/><text:line-break/><text:span text:style-name="T51">Fichier :</text:span><text:span text:style-name="T56"> <text:s/>Produit-scalaire-Phases0-1-2-Jigsaw<text:line-break/>(page</text:span><text:span text:style-name="T54">s</text:span><text:span text:style-name="T56"> 2-3-4-5)</text:span></text:p>
          </table:table-cell>
          <table:table-cell table:style-name="Tableau2.A2" office:value-type="string">
            <text:p text:style-name="P7">35-40 minutes</text:p>
          </table:table-cell>
          <table:covered-table-cell/>
        </table:table-row>
        <table:table-row>
          <table:table-cell table:style-name="Tableau2.A2" office:value-type="string">
            <text:p text:style-name="P7">Phase 2</text:p>
          </table:table-cell>
          <table:table-cell table:style-name="Tableau2.A2" office:value-type="string">
            <text:p text:style-name="P7">Jigsaw, Tâche commune</text:p>
          </table:table-cell>
          <table:table-cell table:style-name="Tableau2.C11" office:value-type="string">
            <text:p text:style-name="P8">Groupes de 4 ou 5 élèves, reformés à partir des groupes précédents de façon à ce que chaque nouveau groupe soit formé d’au moins un expert A, un expert B, un expert C, un expert D. <text:line-break/><text:line-break/><text:span text:style-name="T51">Fichier :</text:span><text:span text:style-name="T8"><text:line-break/></text:span><text:span text:style-name="T56">Produit-scalaire-Phases0-1-2-Jigsaw (page 6)</text:span></text:p>
          </table:table-cell>
          <table:table-cell table:style-name="Tableau2.A2" office:value-type="string">
            <text:p text:style-name="P7">45 minutes</text:p>
          </table:table-cell>
          <table:covered-table-cell/>
        </table:table-row>
        <table:table-row>
          <table:table-cell table:style-name="Tableau2.A2" office:value-type="string">
            <text:p text:style-name="P7">Phase 3</text:p>
          </table:table-cell>
          <table:table-cell table:style-name="Tableau2.A2" office:value-type="string">
            <text:p text:style-name="P7">Cours</text:p>
          </table:table-cell>
          <table:table-cell table:style-name="Tableau2.C11" office:value-type="string">
            <text:p text:style-name="P8">Trace écrite : Synthèse dans le cours du travail effectué en Jigsaw.<text:line-break/><text:line-break/><text:span text:style-name="T51">Fichier : </text:span><text:span text:style-name="T56">Produit-scalaire-Phase3-Cours</text:span></text:p>
          </table:table-cell>
          <table:table-cell table:style-name="Tableau2.A2" office:value-type="string">
            <text:p text:style-name="P7">30 minutes</text:p>
          </table:table-cell>
          <table:table-cell table:style-name="Tableau2.E2" table:number-rows-spanned="2" office:value-type="string">
            <text:p text:style-name="P23"/>
          </table:table-cell>
        </table:table-row>
        <table:table-row>
          <table:table-cell table:style-name="Tableau2.A2" office:value-type="string">
            <text:p text:style-name="P7">Phase 4</text:p>
          </table:table-cell>
          <table:table-cell table:style-name="Tableau2.A2" office:value-type="string">
            <text:p text:style-name="P7">Démonstration</text:p>
          </table:table-cell>
          <table:table-cell table:style-name="Tableau2.C11" office:value-type="string">
            <text:p text:style-name="P19">La démonstration a été scindée en <text:span text:style-name="T31">cinq</text:span> parties . Chaque groupe d’élèves est en charge d’une partie à démontrer et à exposer ensuite oralement à la classe.<text:line-break/><text:line-break/><text:span text:style-name="T51">Fichier :<text:line-break/></text:span><text:span text:style-name="T56">Produit-scalaire-Phase4-Démonstration</text:span></text:p>
          </table:table-cell>
          <table:table-cell table:style-name="Tableau2.A2" office:value-type="string">
            <text:p text:style-name="P23">1h</text:p>
          </table:table-cell>
          <table:covered-table-cell/>
        </table:table-row>
        <table:table-row>
          <table:table-cell table:style-name="Tableau2.A2" table:number-rows-spanned="3" office:value-type="string">
            <text:p text:style-name="P7">Phase 5</text:p>
          </table:table-cell>
          <table:table-cell table:style-name="Tableau2.A2" office:value-type="string">
            <text:p text:style-name="P14">Plan de travail<text:line-break/>Partie 1</text:p>
          </table:table-cell>
          <table:table-cell table:style-name="Tableau2.C11" office:value-type="string">
            <text:p text:style-name="P15">Exercices 1 à 8 à traiter dans un ordre indifférent par les élèves.<text:line-break/>L’exercice <text:span text:style-name="T28">7</text:span> est à corriger par l’enseignant au début de la deuxième séance pour notamment montrer <text:span text:style-name="T28">une application </text:span>du produit scalaire.<text:line-break/><text:line-break/><text:span text:style-name="T51">Fichier : </text:span><text:span text:style-name="T56">Produit-scalaire-Phase5 (pages 1 et 2)</text:span></text:p>
          </table:table-cell>
          <table:table-cell table:style-name="Tableau2.A2" office:value-type="string">
            <text:p text:style-name="P20">2h</text:p>
          </table:table-cell>
          <table:table-cell table:style-name="Tableau2.E2" office:value-type="string">
            <text:p text:style-name="P7"/>
          </table:table-cell>
        </table:table-row>
        <table:table-row>
          <table:covered-table-cell/>
          <table:table-cell table:style-name="Tableau2.A2" office:value-type="string">
            <text:p text:style-name="P7"><text:span text:style-name="T44">TEST<text:line-break/></text:span>d’auto-évaluation</text:p>
          </table:table-cell>
          <table:table-cell table:style-name="Tableau2.C11" office:value-type="string">
            <text:p text:style-name="P16">Les élèves réalisent <text:span text:style-name="T31">à la maison </text:span>le TEST déposé sur l’espace pédagogique de l’établissement.<text:line-break/><text:span text:style-name="T22">Des exercices de remédiation sont associés qui peuvent être travaillés en classe avec l’aide de l’enseignant.<text:line-break/><text:line-break/></text:span><text:soft-page-break/><text:span text:style-name="T49">Fichier support du TEST :</text:span><text:span text:style-name="T53"><text:line-break/>Produit-scalaire-TESTS (pages 1 à 6)</text:span><text:span text:style-name="T47"><text:line-break/></text:span><text:span text:style-name="T49">Fichier </text:span><text:span text:style-name="T50">remédiation</text:span><text:span text:style-name="T49">:</text:span><text:span text:style-name="T53"> Produit-scalaire-Phase5 (page 3)</text:span></text:p>
          </table:table-cell>
          <table:table-cell table:style-name="Tableau2.A2" office:value-type="string">
            <text:p text:style-name="P23"><text:span text:style-name="T31">1 heure </text:span>en classe <text:span text:style-name="T31">pour certains élèves pour la partie remédiation</text:span></text:p>
          </table:table-cell>
          <table:table-cell table:style-name="Tableau2.E2" office:value-type="string">
            <text:p text:style-name="P13"><text:span text:style-name="T31">TEST<text:line-break/>à</text:span> la maison</text:p>
          </table:table-cell>
        </table:table-row>
        <table:table-row>
          <table:covered-table-cell/>
          <table:table-cell table:style-name="Tableau2.A2" office:value-type="string">
            <text:p text:style-name="P7">Plan de travail<text:line-break/><text:span text:style-name="T32">Partie 2</text:span></text:p>
          </table:table-cell>
          <table:table-cell table:style-name="Tableau2.C11" office:value-type="string">
            <text:p text:style-name="P22">Exercices <text:span text:style-name="T29">9</text:span> à 19 à traiter. Les exercices non étoilés sont exigibles pour tous les élèves.<text:line-break/><text:span text:style-name="T23">L’exercice 13 est à corriger par l’enseignant au début de la deuxième séance pour une nouvelle fois montrer l’utilité du produit scalaire.<text:line-break/><text:line-break/></text:span><text:span text:style-name="T48">Fichier : </text:span><text:span text:style-name="T52">Produit-scalaire-Phase5 (page</text:span><text:span text:style-name="T55">s</text:span><text:span text:style-name="T52"> </text:span><text:span text:style-name="T55">4 et 5</text:span><text:span text:style-name="T52">)</text:span></text:p>
          </table:table-cell>
          <table:table-cell table:style-name="Tableau2.A2" office:value-type="string">
            <text:p text:style-name="P10">2h <text:span text:style-name="T31">pour les élèves en réussite sur le TEST et 1h sinon</text:span></text:p>
          </table:table-cell>
          <table:table-cell table:style-name="Tableau2.E2" office:value-type="string">
            <text:p text:style-name="P24">Travail à la maison nécessaire</text:p>
          </table:table-cell>
        </table:table-row>
        <table:table-row>
          <table:table-cell table:style-name="Tableau2.A10" table:number-columns-spanned="2" office:value-type="string">
            <text:p text:style-name="P17">Complément :<text:line-break/>Raisonnement commenté</text:p>
          </table:table-cell>
          <table:covered-table-cell/>
          <table:table-cell table:style-name="Tableau2.C11" office:value-type="string">
            <text:p text:style-name="P18">Deux exercices sont proposés sur l’espace pédagogique et les élèves doivent déposer sur cet espace une image de la résolution de l’exercice choisi accompagné d’un enregistrement vocal réalisé avec leur smartphone.<text:line-break/><text:line-break/><text:span text:style-name="T49">Fichier : </text:span><text:span text:style-name="T53"><text:line-break/>Produit-scalaire-Raisonnement-commenté</text:span></text:p>
          </table:table-cell>
          <table:table-cell table:style-name="Tableau2.A2" office:value-type="string">
            <text:p text:style-name="P7"/>
          </table:table-cell>
          <table:table-cell table:style-name="Tableau2.E2" office:value-type="string">
            <text:p text:style-name="P7">À la maison</text:p>
          </table:table-cell>
        </table:table-row>
        <table:table-row>
          <table:table-cell table:style-name="Tableau2.A2" table:number-columns-spanned="2" office:value-type="string">
            <text:p text:style-name="P20">Complément <text:span text:style-name="T45">:</text:span><text:line-break/>Un deuxième TEST <text:s/><text:span text:style-name="T46">complémentaire</text:span></text:p>
          </table:table-cell>
          <table:covered-table-cell/>
          <table:table-cell table:style-name="Tableau2.C11" office:value-type="string">
            <text:p text:style-name="P21">Un deuxième TEST a été proposé sur l’espace pédagogique <text:span text:style-name="T30">composé notamment d’un exercice guidé et d’un autre exercice non guidé sur l’application du produit scalaire.<text:line-break/><text:line-break/></text:span><text:span text:style-name="T49">Fichier support du TEST </text:span><text:span text:style-name="T50">complémentaire </text:span><text:span text:style-name="T49">:</text:span><text:span text:style-name="T7"><text:line-break/></text:span><text:span text:style-name="T53">Produit-scalaire-TESTS (pages </text:span><text:span text:style-name="T54">6</text:span><text:span text:style-name="T53"> à </text:span><text:span text:style-name="T54">8</text:span><text:span text:style-name="T53">)</text:span></text:p>
          </table:table-cell>
          <table:table-cell table:style-name="Tableau2.A2" office:value-type="string">
            <text:p text:style-name="P7"/>
          </table:table-cell>
          <table:table-cell table:style-name="Tableau2.E2" office:value-type="string">
            <text:p text:style-name="P9">À la maison.</text:p>
          </table:table-cell>
        </table:table-row>
        <table:table-row>
          <table:table-cell table:style-name="Tableau2.A2" table:number-columns-spanned="2" office:value-type="string">
            <text:p text:style-name="P25">Complément :<text:line-break/>Devoir maison</text:p>
          </table:table-cell>
          <table:covered-table-cell/>
          <table:table-cell table:style-name="Tableau2.C12" office:value-type="string">
            <text:p text:style-name="P25">Un devoir maison peut être proposé en remplacement ou en complément du raisonnement commenté.<text:line-break/><text:line-break/><text:span text:style-name="T49">Fichier : </text:span><text:span text:style-name="T53"><text:s/></text:span><text:span text:style-name="T52">Produit-scalaire-DM</text:span><text:span text:style-name="T53">.pdf</text:span></text:p>
          </table:table-cell>
          <table:table-cell table:style-name="Tableau2.A2" office:value-type="string">
            <text:p text:style-name="P7"/>
          </table:table-cell>
          <table:table-cell table:style-name="Tableau2.E2" office:value-type="string">
            <text:p text:style-name="P11">À la maison.</text:p>
          </table:table-cell>
        </table:table-row>
      </table:table>
      <text:p text:style-name="P2"/>
      <text:list xml:id="list83646153414507" text:continue-numbering="true" text:style-name="WWNum1">
        <text:list-item>
          <text:p text:style-name="P34"><text:span text:style-name="Police_20_par_20_défaut"><text:span text:style-name="T6">Analyse à posteriori du dispositif :</text:span></text:span></text:p>
          <text:p text:style-name="P35"><text:span text:style-name="Police_20_par_20_défaut"><text:span text:style-name="T34">La phase 0 permet d’introduire le produit scalaire en lien avec le travail d’une force rencontrée en sciences physiques. Il n’y a pas eu d’obstacle pour cette phase d’introduction.</text:span></text:span></text:p>
          <text:p text:style-name="P36"><text:span text:style-name="Police_20_par_20_défaut"><text:span text:style-name="T34">Les élèves sont regroupés par îlots d</text:span></text:span><text:span text:style-name="Police_20_par_20_défaut"><text:span text:style-name="T36">e 4 , 5</text:span></text:span><text:span text:style-name="Police_20_par_20_défaut"><text:span text:style-name="T34"> élèves. On attribue une lettre A, B, C ou D à chaque élève de chaque groupe. Ensuite,les élèves changent de place et sont regroupés </text:span></text:span><text:span text:style-name="Police_20_par_20_défaut"><text:span text:style-name="T36">suivant la lettre attribuée (élèves A ensemble, ...)</text:span></text:span><text:span text:style-name="Police_20_par_20_défaut"><text:span text:style-name="T34"> et l’enseignant donne </text:span></text:span><text:span text:style-name="Police_20_par_20_défaut"><text:span text:style-name="T36">à chaque groupe </text:span></text:span><text:span text:style-name="Police_20_par_20_défaut"><text:span text:style-name="T34">la fiche associée.<text:line-break/>Il est judicieux de proposer en amont (quelques séances auparavant) des automatismes de calcul</text:span></text:span><text:span text:style-name="Police_20_par_20_défaut"><text:span text:style-name="T35">s</text:span></text:span><text:span text:style-name="Police_20_par_20_défaut"><text:span text:style-name="T34"> de distance dans un repère orthonormé </text:span></text:span><text:span text:style-name="Police_20_par_20_défaut"><text:span text:style-name="T43">et de projetés orthogonaux </text:span></text:span><text:span text:style-name="Police_20_par_20_défaut"><text:span text:style-name="T34">car les élèves </text:span></text:span><text:span text:style-name="Police_20_par_20_défaut"><text:span text:style-name="T35">des groupes A, B et C vont en avoir besoin </text:span></text:span><text:span text:style-name="Police_20_par_20_défaut"><text:span text:style-name="T36">et l’enseignant est souvent sollicité pour ce</text:span></text:span><text:span text:style-name="Police_20_par_20_défaut"><text:span text:style-name="T43">s</text:span></text:span><text:span text:style-name="Police_20_par_20_défaut"><text:span text:style-name="T36"> difficulté</text:span></text:span><text:span text:style-name="Police_20_par_20_défaut"><text:span text:style-name="T43">s</text:span></text:span><text:span text:style-name="Police_20_par_20_défaut"><text:span text:style-name="T36"> rencontrée</text:span></text:span><text:span text:style-name="Police_20_par_20_défaut"><text:span text:style-name="T43">s</text:span></text:span><text:span text:style-name="Police_20_par_20_défaut"><text:span text:style-name="T36"> par les élèves.<text:line-break/><text:line-break/>La phase 2 est une phase primordiale qui invite les élèves à échanger entre eux les définitions rencontrées qui seront immédiatement utilisées pour effectuer les premiers calculs de produits scalaires.<text:line-break/>Il est important de laisser le temps nécessaire à tous les élèves pour effectuer les premiers calculs demandés et notamment le calcul de l’angle de la fin de la fiche.<text:line-break/>On conseille de vidéo-projet</text:span></text:span><text:span text:style-name="Police_20_par_20_défaut"><text:span text:style-name="T37">er</text:span></text:span><text:span text:style-name="Police_20_par_20_défaut"><text:span text:style-name="T36"> le tableau </text:span></text:span><text:span text:style-name="Police_20_par_20_défaut"><text:span text:style-name="T37">de la page 6 et de demander aux élèves au fur et à mesure de venir inscrire leurs calculs. Ainsi, l’enseignant continue d’aider les élèves en difficulté et cependant une </text:span></text:span><text:soft-page-break/><text:span text:style-name="Police_20_par_20_défaut"><text:span text:style-name="T37">correction des calculs a été proposée par les élèves eux-mêmes à l’ensemble de la classe au fur et à mesure.</text:span></text:span><text:span text:style-name="Police_20_par_20_défaut"><text:span text:style-name="T36"><text:line-break/></text:span></text:span><text:span text:style-name="Police_20_par_20_défaut"><text:span text:style-name="T34"><text:line-break/>L</text:span></text:span><text:span text:style-name="Police_20_par_20_défaut"><text:span text:style-name="T33">a phase 4 </text:span></text:span><text:span text:style-name="Police_20_par_20_défaut"><text:span text:style-name="T34">(démonstration) peut être positionnée plus tardivement </text:span></text:span><text:span text:style-name="Police_20_par_20_défaut"><text:span text:style-name="T33">quand on le juge opportun</text:span></text:span><text:span text:style-name="Police_20_par_20_défaut"><text:span text:style-name="T34">, après les premiers exercices de la phase 5 par exemple.</text:span></text:span><text:span text:style-name="Police_20_par_20_défaut"><text:span text:style-name="T33"><text:line-break/><text:line-break/></text:span></text:span><text:span text:style-name="Police_20_par_20_défaut"><text:span text:style-name="T37">Le fichier plan-de-travail.pdf peut-être photocopié en même temps que les exercices de cette phase 5 pour en faire un livret éventuellement. Ainsi, à chaque séance, ce document est bien présent sur la table et peut être complété au fur et à mesure.</text:span></text:span><text:span text:style-name="Police_20_par_20_défaut"><text:span text:style-name="T6"><text:line-break/></text:span></text:span><text:span text:style-name="Police_20_par_20_défaut"><text:span text:style-name="T38">Pour c</text:span></text:span><text:span text:style-name="Police_20_par_20_défaut"><text:span text:style-name="T42">e</text:span></text:span><text:span text:style-name="Police_20_par_20_défaut"><text:span text:style-name="T38">tte phase, l</text:span></text:span><text:span text:style-name="Police_20_par_20_défaut"><text:span text:style-name="T37">es élèves travaillent à leur rythme. Une correction des exercices est proposée dans le fichier Produit-scalaire-Phase5-Correction.pdf que l’enseignant peut photocopier en 1 ou 2 exemplaires et plac</text:span></text:span><text:span text:style-name="Police_20_par_20_défaut"><text:span text:style-name="T38">er</text:span></text:span><text:span text:style-name="Police_20_par_20_défaut"><text:span text:style-name="T37"> sur son bureau à la disposition des élèves pour qu’ils puissent vérifier leurs résultats sans avoir besoin de solliciter constamment l’enseignant. </text:span></text:span><text:span text:style-name="Police_20_par_20_défaut"><text:span text:style-name="T38">Ainsi </text:span></text:span><text:span text:style-name="Police_20_par_20_défaut"><text:span text:style-name="T37">l’enseignant </text:span></text:span><text:span text:style-name="Police_20_par_20_défaut"><text:span text:style-name="T38">consacre surtout son</text:span></text:span><text:span text:style-name="Police_20_par_20_défaut"><text:span text:style-name="T37"> temps avec les élèves en difficulté </text:span></text:span><text:span text:style-name="Police_20_par_20_défaut"><text:span text:style-name="T38">pour leur expliquer les méthodes.</text:span></text:span></text:p>
          <text:p text:style-name="P37"><text:span text:style-name="Police_20_par_20_défaut"><text:span text:style-name="T39">Pour la partie 2 du plan de travail, il est important d’inviter les élèves en réussite à aller le plus loin possible dans les exercices. Les élèves en difficulté avec l’aide de l’enseignant peuvent se contenter de ne faire que 1 ou </text:span></text:span><text:span text:style-name="Police_20_par_20_défaut"><text:span text:style-name="T40">2</text:span></text:span><text:span text:style-name="Police_20_par_20_défaut"><text:span text:style-name="T39"> exercices bien ciblés du début de cette partie 2.</text:span></text:span></text:p>
          <text:p text:style-name="P38"><text:span text:style-name="Police_20_par_20_défaut"><text:span text:style-name="T40">IMPORTANT : le complément </text:span></text:span><text:span text:style-name="Police_20_par_20_défaut"><text:span text:style-name="T41">Raisonnement commenté </text:span></text:span><text:span text:style-name="Police_20_par_20_défaut"><text:span text:style-name="T40">est vraiment intéressant à proposer aux élèves car cet exercice développe la compétence « Communiquer » et peut même être évalué par l’enseignant.<text:line-break/><text:line-break/></text:span></text:span></text:p>
        </text:list-item>
      </text:list>
      <text:p text:style-name="P6"><text:span text:style-name="Police_20_par_20_défaut"><text:span text:style-name="T21">Sitographie :</text:span></text:span></text:p>
      <text:list xml:id="list3160323781784281789" text:style-name="L1">
        <text:list-item>
          <text:p text:style-name="P32"><text:a xlink:type="simple" xlink:href="https://jigsawirem.wixsite.com/jigsaw-mathematiques" office:target-frame-name="_blank" xlink:show="new" text:style-name="Internet_20_link" text:visited-style-name="Visited_20_Internet_20_Link"><text:span text:style-name="Police_20_par_20_défaut"><text:span text:style-name="T57">Groupe </text:span></text:span></text:a><text:a xlink:type="simple" xlink:href="https://jigsawirem.wixsite.com/jigsaw-mathematiques" office:target-frame-name="_blank" xlink:show="new" text:style-name="Internet_20_link" text:visited-style-name="Visited_20_Internet_20_Link"><text:span text:style-name="Police_20_par_20_défaut"><text:span text:style-name="T58">Jigsaw de l’IREM de Rennes</text:span></text:span></text:a><text:span text:style-name="Police_20_par_20_défaut"><text:span text:style-name="T11"> (2015-2018) pour comprendre comment mettre en </text:span></text:span><text:span text:style-name="Police_20_par_20_défaut"><text:span text:style-name="T12">œuvre</text:span></text:span><text:span text:style-name="Police_20_par_20_défaut"><text:span text:style-name="T11"> un </text:span></text:span><text:span text:style-name="Police_20_par_20_défaut"><text:span text:style-name="T21">Jigsaw</text:span></text:span><text:span text:style-name="Police_20_par_20_défaut"><text:span text:style-name="T11">, voir d'autres exemples de situations </text:span></text:span><text:span text:style-name="Police_20_par_20_défaut"><text:span text:style-name="T12">et </text:span></text:span><text:span text:style-name="Police_20_par_20_défaut"><text:span text:style-name="T11">lire des analyses d'expérimentation.</text:span></text:span></text:p>
        </text:list-item>
        <text:list-item>
          <text:p text:style-name="P39"><text:a xlink:type="simple" xlink:href="https://www.toutatice.fr/portail/share/lAJNPr" office:target-frame-name="_blank" xlink:show="new" text:style-name="Internet_20_link" text:visited-style-name="Visited_20_Internet_20_Link"><text:span text:style-name="Strong_20_Emphasis"><text:span text:style-name="T59">La place de l’oral en mathématiques</text:span></text:span></text:a><text:span text:style-name="Strong_20_Emphasis"><text:span text:style-name="T27"> : pistes de réflexions sur les contextes, dispositifs et modalités d’évaluations. Comment développer et évaluer l’oral en mathématiques ?</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Arial" svg:font-family="Arial"/>
    <style:font-face style:name="StarSymbol" svg:font-family="StarSymbol"/>
    <style:font-face style:name="FreeSans1" svg:font-family="FreeSans" style:font-family-generic="swiss"/>
    <style:font-face style:name="Arial1" svg:font-family="Arial" style:font-pitch="variable"/>
    <style:font-face style:name="Calibri1" svg:font-family="Calibri" style:font-pitch="variable"/>
    <style:font-face style:name="DejaVu Sans1" svg:font-family="'DejaVu Sans'" style:font-pitch="variable"/>
    <style:font-face style:name="Calibri" svg:font-family="Calibri"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style>
    <style:style style:name="En-tete_20_de_20_page" style:display-name="En-tete de page" style:family="paragraph" style:parent-style-name="Standard" style:default-outline-level="">
      <style:paragraph-properties fo:margin-top="0.106cm" fo:margin-bottom="0.423cm" loext:contextual-spacing="false" fo:line-height="100%" fo:text-align="center" style:justify-single-word="false" fo:orphans="0" fo:widows="0" fo:hyphenation-ladder-count="no-limit" style:vertical-align="baseline">
        <style:tab-stops>
          <style:tab-stop style:position="8.001cm" style:type="center"/>
          <style:tab-stop style:position="16.002cm" style:type="right"/>
        </style:tab-stops>
      </style:paragraph-properties>
      <style:text-properties fo:font-variant="small-caps" fo:color="#64142d" style:font-name="Liberation Serif" fo:font-family="'Liberation Serif'"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zh" style:country-asian="CN" style:font-weight-asian="bold" style:font-name-complex="Lohit Hindi" style:font-family-complex="'Lohit Hindi'" style:font-family-generic-complex="system" style:font-pitch-complex="variable" style:font-size-complex="12pt" style:language-complex="hi" style:country-complex="IN" fo:hyphenate="false" fo:hyphenation-remain-char-count="2" fo:hyphenation-push-char-count="2"/>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class="extra"/>
    <style:style style:name="Table_20_Contents" style:display-name="Table Contents" style:family="paragraph" style:parent-style-name="Standard" style:class="extra"/>
    <style:style style:name="Default" style:family="paragraph">
      <style:paragraph-properties fo:hyphenation-ladder-count="no-limit"/>
      <style:text-properties fo:color="#00000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size-complex="18pt" style:font-weight-complex="bold" fo:hyphenate="false" fo:hyphenation-remain-char-count="2" fo:hyphenation-push-char-count="2"/>
    </style:style>
    <style:style style:name="Heading_20_1" style:display-name="Heading 1" style:family="paragraph" style:parent-style-name="Heading" style:class="text"/>
    <style:style style:name="Default_20_Paragraph_20_Font" style:display-name="Default Paragraph Font" style:family="text"/>
    <style:style style:name="Pied_20_de_20_page_20_Car" style:display-name="Pied de page Car" style:family="text" style:parent-style-name="Default_20_Paragraph_20_Fon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style>
    <style:style style:name="Placeholder_20_Text" style:display-name="Placeholder Text" style:family="text" style:parent-style-name="Default_20_Paragraph_20_Font">
      <style:text-properties fo:color="#808080"/>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asian="Times New Roman1" style:font-family-asian="'Times New Roman'" style:font-family-generic-asian="system" style:font-pitch-asian="variable"/>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ListLabel_20_6" style:display-name="ListLabel 6" style:family="text">
      <style:text-properties style:font-name-asian="Times New Roman1" style:font-family-asian="'Times New Roman'" style:font-family-generic-asian="system" style:font-pitch-asian="variable"/>
    </style:style>
    <style:style style:name="ListLabel_20_7" style:display-name="ListLabel 7" style:family="text">
      <style:text-properties style:font-name-asian="Times New Roman1" style:font-family-asian="'Times New Roman'" style:font-family-generic-asian="system" style:font-pitch-asian="variable"/>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asian="Times New Roman1" style:font-family-asian="'Times New Roman'" style:font-family-generic-asian="system" style:font-pitch-asian="variable"/>
    </style:style>
    <style:style style:name="Numbering_20_Symbols" style:display-name="Numbering Symbols" style:family="text"/>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Numbering_20_Symbols"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n-tete_20_de_20_page">
      <loext:graphic-properties draw:fill="solid" draw:fill-color="#e6e6ff"/>
      <style:paragraph-properties fo:background-color="#e6e6ff"/>
      <style:text-properties style:font-name="Century Schoolbook L" officeooo:rsid="003413fb" officeooo:paragraph-rsid="002a0413"/>
    </style:style>
    <style:style style:name="MP2" style:family="paragraph">
      <loext:graphic-properties draw:fill="none"/>
      <style:paragraph-properties fo:text-align="start"/>
    </style:style>
    <style:style style:name="MP3" style:family="paragraph">
      <style:paragraph-properties fo:margin-top="0cm" fo:margin-bottom="0cm" fo:line-height="100%" fo:text-align="start"/>
    </style:style>
    <style:style style:name="MP4" style:family="paragraph">
      <loext:graphic-properties draw:fill="none"/>
      <style:paragraph-properties fo:margin-top="0cm" fo:margin-bottom="0cm" fo:line-height="100%" fo:text-align="start"/>
    </style:style>
    <style:style style:name="MP5" style:family="paragraph">
      <loext:graphic-properties draw:fill="solid" draw:fill-color="#ffffff"/>
      <style:paragraph-properties fo:text-align="start"/>
      <style:text-properties fo:font-size="18pt"/>
    </style:style>
    <style:style style:name="MT1" style:family="text">
      <style:text-properties fo:font-variant="normal" fo:text-transform="none" fo:color="#000000" style:text-line-through-style="none" style:text-line-through-type="none" style:text-position="0% 100%" style:font-name="Arial" fo:font-size="7pt" fo:letter-spacing="normal" fo:font-style="normal" style:text-underline-style="none" fo:font-weight="normal" style:font-size-asian="7pt" style:font-style-asian="normal" style:font-weight-asian="normal" style:font-name-complex="Arial" style:font-size-complex="7pt" style:font-style-complex="normal" style:font-weight-complex="normal"/>
    </style:style>
    <style:style style:name="Mgr1" style:family="graphic">
      <style:graphic-properties style:run-through="foreground" style:vertical-pos="from-top" style:horizontal-pos="from-left" style:horizontal-rel="paragraph" draw:wrap-influence-on-position="once-concurrent" style:flow-with-text="false"/>
    </style:style>
    <style:style style:name="Mgr2" style:family="graphic">
      <style:graphic-properties draw:stroke="none" svg:stroke-width="0cm" draw:fill="none" draw:textarea-vertical-align="top" draw:auto-grow-height="false" draw:fit-to-size="false" fo:min-height="0.035cm" fo:min-width="15.118cm" fo:padding-top="0.229cm" fo:padding-bottom="0.229cm" fo:padding-left="0.441cm" fo:padding-right="0.441cm" fo:wrap-option="wrap" style:run-through="foreground"/>
    </style:style>
    <style:style style:name="Mgr3" style:family="graphic">
      <style:graphic-properties draw:stroke="none" svg:stroke-width="0cm" draw:fill="none" draw:textarea-vertical-align="middle" draw:auto-grow-height="false" draw:fit-to-size="false" fo:min-height="0.282cm" fo:min-width="14.416cm" fo:padding-top="0.106cm" fo:padding-bottom="0.106cm" fo:padding-left="0.212cm" fo:padding-right="0.212cm" fo:wrap-option="wrap" style:run-through="foreground"/>
    </style:style>
    <style:style style:name="Mgr4" style:family="graphic">
      <style:graphic-properties draw:stroke="none" svg:stroke-width="0cm" draw:fill="solid" draw:fill-color="#ffffff" draw:textarea-horizontal-align="center" draw:textarea-vertical-align="top" draw:auto-grow-height="false" fo:padding-top="0.125cm" fo:padding-bottom="0.125cm" fo:padding-left="0.25cm" fo:padding-right="0.25cm" fo:wrap-option="wrap" draw:color-mode="standard" draw:luminance="-5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1.251cm" fo:margin-left="1.27cm" fo:margin-right="1.27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Produit scalaire</text:p>
      </style:header>
      <style:footer>
        <text:p text:style-name="Footer"><draw:g text:anchor-type="as-char" svg:y="0cm" draw:z-index="6" draw:style-name="Mgr1"><draw:custom-shape draw:name="Rectangle 2" draw:style-name="Mgr2" draw:text-style-name="MP2" svg:width="15.999cm" svg:height="0.493cm" svg:x="0cm" svg:y="0.00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3" draw:style-name="Mgr3" draw:text-style-name="MP4" svg:width="14.839cm" svg:height="0.493cm" svg:x="1.159cm" svg:y="0cm"><text:p text:style-name="MP3"><text:span text:style-name="MT1">Ce document est mis à disposition par l’Académie de Rennes sous licence Creative Commons BY-NC-S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5" draw:style-name="Mgr4" draw:text-style-name="MP5" svg:width="1.163cm" svg:height="0.438cm" svg:x="0cm" svg:y="0.002cm"><draw:image xlink:href="Pictures/1000000000000063000000211DB1F5E22E9320E6.png" xlink:type="simple" xlink:show="embed" xlink:actuate="onLoad"><text:p/></draw:image></draw:frame></draw: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lardoux</meta:initial-creator>
    <meta:editing-cycles>37</meta:editing-cycles>
    <meta:creation-date>2016-06-09T11:21:00</meta:creation-date>
    <dc:date>2020-01-14T08:36:45.173315018</dc:date>
    <meta:editing-duration>PT4H36M</meta:editing-duration>
    <meta:generator>LibreOffice/5.1.6.2$Linux_X86_64 LibreOffice_project/10m0$Build-2</meta:generator>
    <meta:document-statistic meta:table-count="1" meta:image-count="0" meta:object-count="3" meta:page-count="4" meta:paragraph-count="71" meta:word-count="1230" meta:character-count="7857" meta:non-whitespace-character-count="6614"/>
    <meta:user-defined meta:name="AppVersion">14.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2/content.xml><?xml version="1.0" encoding="utf-8"?>
<math xmlns="http://www.w3.org/1998/Math/MathML" display="block">
  <semantics>
    <msup>
      <mrow>
        <mo fence="true" stretchy="false">‖</mo>
        <mrow>
          <mrow>
            <mover accent="true">
              <mi>u</mi>
              <mo stretchy="false">⃗</mo>
            </mover>
            <mo stretchy="false">+</mo>
            <mover accent="true">
              <mi>v</mi>
              <mo stretchy="false">⃗</mo>
            </mover>
          </mrow>
        </mrow>
        <mo fence="true" stretchy="false">‖</mo>
      </mrow>
      <mn>2</mn>
    </msup>
    <annotation encoding="StarMath 5.0">ldline {vec u + vec v } rdline ^2 </annotation>
  </semantics>
</math>
</file>

<file path=Object 3/content.xml><?xml version="1.0" encoding="utf-8"?>
<math xmlns="http://www.w3.org/1998/Math/MathML" display="block">
  <semantics>
    <mrow>
      <mover accent="true">
        <mi>u</mi>
        <mo stretchy="false">⃗</mo>
      </mover>
      <mn>.</mn>
      <mrow>
        <mover accent="true">
          <mi>v</mi>
          <mo stretchy="false">⃗</mo>
        </mover>
        <mo stretchy="false">=</mo>
        <mfrac>
          <mn>1</mn>
          <mn>2</mn>
        </mfrac>
      </mrow>
      <mrow>
        <mo fence="true" stretchy="true">[</mo>
        <mrow>
          <mrow>
            <msup>
              <mrow>
                <mo fence="true" stretchy="false">‖</mo>
                <mrow>
                  <mrow>
                    <mover accent="true">
                      <mi>u</mi>
                      <mo stretchy="false">⃗</mo>
                    </mover>
                    <mo stretchy="false">+</mo>
                    <mover accent="true">
                      <mi>v</mi>
                      <mo stretchy="false">⃗</mo>
                    </mover>
                  </mrow>
                </mrow>
                <mo fence="true" stretchy="false">‖</mo>
              </mrow>
              <mn>2</mn>
            </msup>
            <mo stretchy="false">−</mo>
            <msup>
              <mrow>
                <mo fence="true" stretchy="false">‖</mo>
                <mrow>
                  <mover accent="true">
                    <mi>u</mi>
                    <mo stretchy="false">⃗</mo>
                  </mover>
                </mrow>
                <mo fence="true" stretchy="false">‖</mo>
              </mrow>
              <mn>2</mn>
            </msup>
            <mo stretchy="false">−</mo>
            <msup>
              <mrow>
                <mo fence="true" stretchy="false">‖</mo>
                <mrow>
                  <mover accent="true">
                    <mi>v</mi>
                    <mo stretchy="false">⃗</mo>
                  </mover>
                </mrow>
                <mo fence="true" stretchy="false">‖</mo>
              </mrow>
              <mn>2</mn>
            </msup>
          </mrow>
        </mrow>
        <mo fence="true" stretchy="true">]</mo>
      </mrow>
    </mrow>
    <annotation encoding="StarMath 5.0">vec u .vec v =1 over 2 left[ ldline {vec u + vec v } rdline ^2 - ldline {vec u  } rdline ^2 - ldline { vec v } rdline ^2 right]</annotation>
  </semantics>
</math>
</file>

<file path=Object 4/content.xml><?xml version="1.0" encoding="utf-8"?>
<math xmlns="http://www.w3.org/1998/Math/MathML" display="block">
  <semantics>
    <mrow>
      <mover accent="true">
        <mi>u</mi>
        <mo stretchy="false">⃗</mo>
      </mover>
      <mn>.</mn>
      <mrow>
        <mover accent="true">
          <mi>v</mi>
          <mo stretchy="false">⃗</mo>
        </mover>
        <mo stretchy="false">=</mo>
        <mfrac>
          <mn>1</mn>
          <mn>2</mn>
        </mfrac>
      </mrow>
      <mrow>
        <mo fence="true" stretchy="true">[</mo>
        <mrow>
          <mrow>
            <msup>
              <mrow>
                <mo fence="true" stretchy="false">‖</mo>
                <mrow>
                  <mover accent="true">
                    <mi>u</mi>
                    <mo stretchy="false">⃗</mo>
                  </mover>
                </mrow>
                <mo fence="true" stretchy="false">‖</mo>
              </mrow>
              <mn>2</mn>
            </msup>
            <mo stretchy="false">+</mo>
            <msup>
              <mrow>
                <mo fence="true" stretchy="false">‖</mo>
                <mrow>
                  <mover accent="true">
                    <mi>v</mi>
                    <mo stretchy="false">⃗</mo>
                  </mover>
                </mrow>
                <mo fence="true" stretchy="false">‖</mo>
              </mrow>
              <mn>2</mn>
            </msup>
            <mo stretchy="false">−</mo>
            <msup>
              <mrow>
                <mo fence="true" stretchy="false">‖</mo>
                <mrow>
                  <mrow>
                    <mover accent="true">
                      <mi>u</mi>
                      <mo stretchy="false">⃗</mo>
                    </mover>
                    <mo stretchy="false">−</mo>
                    <mover accent="true">
                      <mi>v</mi>
                      <mo stretchy="false">⃗</mo>
                    </mover>
                  </mrow>
                </mrow>
                <mo fence="true" stretchy="false">‖</mo>
              </mrow>
              <mn>2</mn>
            </msup>
          </mrow>
        </mrow>
        <mo fence="true" stretchy="true">]</mo>
      </mrow>
    </mrow>
    <annotation encoding="StarMath 5.0">vec u .vec v =1 over 2 left[ ldline {vec u} rdline ^2 + ldline {vec v  } rdline ^2 - ldline { vec u - vec v } rdline ^2 right]</annotation>
  </semantics>
</math>
</file>